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OL-3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AROW-3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-1" style:family="table" style:master-page-name="Sheet2">
      <style:table-properties table:display="true" style:writing-mode="lr-tb"/>
    </style:style>
    <style:style style:name="ta-2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Sans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4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Sans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"/>
        <table:table-row table:style-name="ro2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formula="of:=[.B1]+1" office:value-type="float" office:value="1" calcext:value-type="float">
            <text:p>1</text:p>
          </table:table-cell>
          <table:table-cell table:style-name="ce3" table:formula="of:=[.C1]+1" office:value-type="float" office:value="2" calcext:value-type="float">
            <text:p>2</text:p>
          </table:table-cell>
          <table:table-cell table:style-name="ce3" table:formula="of:=[.D1]+1" office:value-type="float" office:value="3" calcext:value-type="float">
            <text:p>3</text:p>
          </table:table-cell>
          <table:table-cell table:style-name="ce3" table:formula="of:=[.E1]+1" office:value-type="float" office:value="4" calcext:value-type="float">
            <text:p>4</text:p>
          </table:table-cell>
          <table:table-cell table:style-name="ce3" table:formula="of:=[.F1]+1" office:value-type="float" office:value="5" calcext:value-type="float">
            <text:p>5</text:p>
          </table:table-cell>
          <table:table-cell table:style-name="ce3" table:formula="of:=[.G1]+1" office:value-type="float" office:value="6" calcext:value-type="float">
            <text:p>6</text:p>
          </table:table-cell>
          <table:table-cell table:style-name="ce3" table:formula="of:=[.H1]+1" office:value-type="float" office:value="7" calcext:value-type="float">
            <text:p>7</text:p>
          </table:table-cell>
          <table:table-cell table:style-name="ce3" table:formula="of:=[.I1]+1" office:value-type="float" office:value="8" calcext:value-type="float">
            <text:p>8</text:p>
          </table:table-cell>
          <table:table-cell table:style-name="ce3" table:formula="of:=[.J1]+1" office:value-type="float" office:value="9" calcext:value-type="float">
            <text:p>9</text:p>
          </table:table-cell>
          <table:table-cell table:style-name="ce3" table:formula="of:=[.K1]+1" office:value-type="float" office:value="10" calcext:value-type="float">
            <text:p>10</text:p>
          </table:table-cell>
          <table:table-cell table:style-name="ce3" table:formula="of:=[.L1]+1" office:value-type="float" office:value="11" calcext:value-type="float">
            <text:p>11</text:p>
          </table:table-cell>
          <table:table-cell table:style-name="ce3" table:formula="of:=[.M1]+1" office:value-type="float" office:value="12" calcext:value-type="float">
            <text:p>12</text:p>
          </table:table-cell>
          <table:table-cell table:style-name="ce3" table:formula="of:=[.N1]+1" office:value-type="float" office:value="13" calcext:value-type="float">
            <text:p>13</text:p>
          </table:table-cell>
          <table:table-cell table:style-name="ce3" table:number-columns-repeated="241"/>
          <table:table-cell table:number-columns-repeated="76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table:formula="of:=CONCATENATE(&quot;(&quot;;[.$A2];&quot;,&quot;;[.B$1];&quot;)&quot;)" office:value-type="string" office:string-value="(0,0)" calcext:value-type="string">
            <text:p>(0,0)</text:p>
          </table:table-cell>
          <table:table-cell table:style-name="ce5" table:formula="of:=CONCATENATE(&quot;(&quot;;[.$A2];&quot;,&quot;;[.C$1];&quot;)&quot;)" office:value-type="string" office:string-value="(0,1)" calcext:value-type="string">
            <text:p>(0,1)</text:p>
          </table:table-cell>
          <table:table-cell table:style-name="ce5" table:formula="of:=CONCATENATE(&quot;(&quot;;[.$A2];&quot;,&quot;;[.D$1];&quot;)&quot;)" office:value-type="string" office:string-value="(0,2)" calcext:value-type="string">
            <text:p>(0,2)</text:p>
          </table:table-cell>
          <table:table-cell table:style-name="ce5" table:formula="of:=CONCATENATE(&quot;(&quot;;[.$A2];&quot;,&quot;;[.E$1];&quot;)&quot;)" office:value-type="string" office:string-value="(0,3)" calcext:value-type="string">
            <text:p>(0,3)</text:p>
          </table:table-cell>
          <table:table-cell table:style-name="ce5" table:formula="of:=CONCATENATE(&quot;(&quot;;[.$A2];&quot;,&quot;;[.F$1];&quot;)&quot;)" office:value-type="string" office:string-value="(0,4)" calcext:value-type="string">
            <text:p>(0,4)</text:p>
          </table:table-cell>
          <table:table-cell table:style-name="ce5" table:formula="of:=CONCATENATE(&quot;(&quot;;[.$A2];&quot;,&quot;;[.G$1];&quot;)&quot;)" office:value-type="string" office:string-value="(0,5)" calcext:value-type="string">
            <text:p>(0,5)</text:p>
          </table:table-cell>
          <table:table-cell table:style-name="ce5" table:formula="of:=CONCATENATE(&quot;(&quot;;[.$A2];&quot;,&quot;;[.H$1];&quot;)&quot;)" office:value-type="string" office:string-value="(0,6)" calcext:value-type="string">
            <text:p>(0,6)</text:p>
          </table:table-cell>
          <table:table-cell table:style-name="ce5" table:formula="of:=CONCATENATE(&quot;(&quot;;[.$A2];&quot;,&quot;;[.I$1];&quot;)&quot;)" office:value-type="string" office:string-value="(0,7)" calcext:value-type="string">
            <text:p>(0,7)</text:p>
          </table:table-cell>
          <table:table-cell table:style-name="ce5" table:formula="of:=CONCATENATE(&quot;(&quot;;[.$A2];&quot;,&quot;;[.J$1];&quot;)&quot;)" office:value-type="string" office:string-value="(0,8)" calcext:value-type="string">
            <text:p>(0,8)</text:p>
          </table:table-cell>
          <table:table-cell table:style-name="ce5" table:formula="of:=CONCATENATE(&quot;(&quot;;[.$A2];&quot;,&quot;;[.K$1];&quot;)&quot;)" office:value-type="string" office:string-value="(0,9)" calcext:value-type="string">
            <text:p>(0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2]+1" office:value-type="float" office:value="1" calcext:value-type="float">
            <text:p>1</text:p>
          </table:table-cell>
          <table:table-cell table:style-name="ce5" table:formula="of:=CONCATENATE(&quot;(&quot;;[.$A3];&quot;,&quot;;[.B$1];&quot;)&quot;)" office:value-type="string" office:string-value="(1,0)" calcext:value-type="string">
            <text:p>(1,0)</text:p>
          </table:table-cell>
          <table:table-cell table:style-name="ce5" table:formula="of:=CONCATENATE(&quot;(&quot;;[.$A3];&quot;,&quot;;[.C$1];&quot;)&quot;)" office:value-type="string" office:string-value="(1,1)" calcext:value-type="string">
            <text:p>(1,1)</text:p>
          </table:table-cell>
          <table:table-cell table:style-name="ce5" table:formula="of:=CONCATENATE(&quot;(&quot;;[.$A3];&quot;,&quot;;[.D$1];&quot;)&quot;)" office:value-type="string" office:string-value="(1,2)" calcext:value-type="string">
            <text:p>(1,2)</text:p>
          </table:table-cell>
          <table:table-cell table:style-name="ce5" table:formula="of:=CONCATENATE(&quot;(&quot;;[.$A3];&quot;,&quot;;[.E$1];&quot;)&quot;)" office:value-type="string" office:string-value="(1,3)" calcext:value-type="string">
            <text:p>(1,3)</text:p>
          </table:table-cell>
          <table:table-cell table:style-name="ce5" table:formula="of:=CONCATENATE(&quot;(&quot;;[.$A3];&quot;,&quot;;[.F$1];&quot;)&quot;)" office:value-type="string" office:string-value="(1,4)" calcext:value-type="string">
            <text:p>(1,4)</text:p>
          </table:table-cell>
          <table:table-cell table:style-name="ce5" table:formula="of:=CONCATENATE(&quot;(&quot;;[.$A3];&quot;,&quot;;[.G$1];&quot;)&quot;)" office:value-type="string" office:string-value="(1,5)" calcext:value-type="string">
            <text:p>(1,5)</text:p>
          </table:table-cell>
          <table:table-cell table:style-name="ce5" table:formula="of:=CONCATENATE(&quot;(&quot;;[.$A3];&quot;,&quot;;[.H$1];&quot;)&quot;)" office:value-type="string" office:string-value="(1,6)" calcext:value-type="string">
            <text:p>(1,6)</text:p>
          </table:table-cell>
          <table:table-cell table:style-name="ce5" table:formula="of:=CONCATENATE(&quot;(&quot;;[.$A3];&quot;,&quot;;[.I$1];&quot;)&quot;)" office:value-type="string" office:string-value="(1,7)" calcext:value-type="string">
            <text:p>(1,7)</text:p>
          </table:table-cell>
          <table:table-cell table:style-name="ce5" table:formula="of:=CONCATENATE(&quot;(&quot;;[.$A3];&quot;,&quot;;[.J$1];&quot;)&quot;)" office:value-type="string" office:string-value="(1,8)" calcext:value-type="string">
            <text:p>(1,8)</text:p>
          </table:table-cell>
          <table:table-cell table:style-name="ce5" table:formula="of:=CONCATENATE(&quot;(&quot;;[.$A3];&quot;,&quot;;[.K$1];&quot;)&quot;)" office:value-type="string" office:string-value="(1,9)" calcext:value-type="string">
            <text:p>(1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5" table:formula="of:=CONCATENATE(&quot;(&quot;;[.$A4];&quot;,&quot;;[.B$1];&quot;)&quot;)" office:value-type="string" office:string-value="(2,0)" calcext:value-type="string">
            <text:p>(2,0)</text:p>
          </table:table-cell>
          <table:table-cell table:style-name="ce5" table:formula="of:=CONCATENATE(&quot;(&quot;;[.$A4];&quot;,&quot;;[.C$1];&quot;)&quot;)" office:value-type="string" office:string-value="(2,1)" calcext:value-type="string">
            <text:p>(2,1)</text:p>
          </table:table-cell>
          <table:table-cell table:style-name="ce5" table:formula="of:=CONCATENATE(&quot;(&quot;;[.$A4];&quot;,&quot;;[.D$1];&quot;)&quot;)" office:value-type="string" office:string-value="(2,2)" calcext:value-type="string">
            <text:p>(2,2)</text:p>
          </table:table-cell>
          <table:table-cell table:style-name="ce5" table:formula="of:=CONCATENATE(&quot;(&quot;;[.$A4];&quot;,&quot;;[.E$1];&quot;)&quot;)" office:value-type="string" office:string-value="(2,3)" calcext:value-type="string">
            <text:p>(2,3)</text:p>
          </table:table-cell>
          <table:table-cell table:style-name="ce5" table:formula="of:=CONCATENATE(&quot;(&quot;;[.$A4];&quot;,&quot;;[.F$1];&quot;)&quot;)" office:value-type="string" office:string-value="(2,4)" calcext:value-type="string">
            <text:p>(2,4)</text:p>
          </table:table-cell>
          <table:table-cell table:style-name="ce5" table:formula="of:=CONCATENATE(&quot;(&quot;;[.$A4];&quot;,&quot;;[.G$1];&quot;)&quot;)" office:value-type="string" office:string-value="(2,5)" calcext:value-type="string">
            <text:p>(2,5)</text:p>
          </table:table-cell>
          <table:table-cell table:style-name="ce5" table:formula="of:=CONCATENATE(&quot;(&quot;;[.$A4];&quot;,&quot;;[.H$1];&quot;)&quot;)" office:value-type="string" office:string-value="(2,6)" calcext:value-type="string">
            <text:p>(2,6)</text:p>
          </table:table-cell>
          <table:table-cell table:style-name="ce5" table:formula="of:=CONCATENATE(&quot;(&quot;;[.$A4];&quot;,&quot;;[.I$1];&quot;)&quot;)" office:value-type="string" office:string-value="(2,7)" calcext:value-type="string">
            <text:p>(2,7)</text:p>
          </table:table-cell>
          <table:table-cell table:style-name="ce5" table:formula="of:=CONCATENATE(&quot;(&quot;;[.$A4];&quot;,&quot;;[.J$1];&quot;)&quot;)" office:value-type="string" office:string-value="(2,8)" calcext:value-type="string">
            <text:p>(2,8)</text:p>
          </table:table-cell>
          <table:table-cell table:style-name="ce5" table:formula="of:=CONCATENATE(&quot;(&quot;;[.$A4];&quot;,&quot;;[.K$1];&quot;)&quot;)" office:value-type="string" office:string-value="(2,9)" calcext:value-type="string">
            <text:p>(2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5" table:formula="of:=CONCATENATE(&quot;(&quot;;[.$A5];&quot;,&quot;;[.B$1];&quot;)&quot;)" office:value-type="string" office:string-value="(3,0)" calcext:value-type="string">
            <text:p>(3,0)</text:p>
          </table:table-cell>
          <table:table-cell table:style-name="ce5" table:formula="of:=CONCATENATE(&quot;(&quot;;[.$A5];&quot;,&quot;;[.C$1];&quot;)&quot;)" office:value-type="string" office:string-value="(3,1)" calcext:value-type="string">
            <text:p>(3,1)</text:p>
          </table:table-cell>
          <table:table-cell table:style-name="ce5" table:formula="of:=CONCATENATE(&quot;(&quot;;[.$A5];&quot;,&quot;;[.D$1];&quot;)&quot;)" office:value-type="string" office:string-value="(3,2)" calcext:value-type="string">
            <text:p>(3,2)</text:p>
          </table:table-cell>
          <table:table-cell table:style-name="ce5" table:formula="of:=CONCATENATE(&quot;(&quot;;[.$A5];&quot;,&quot;;[.E$1];&quot;)&quot;)" office:value-type="string" office:string-value="(3,3)" calcext:value-type="string">
            <text:p>(3,3)</text:p>
          </table:table-cell>
          <table:table-cell table:style-name="ce5" table:formula="of:=CONCATENATE(&quot;(&quot;;[.$A5];&quot;,&quot;;[.F$1];&quot;)&quot;)" office:value-type="string" office:string-value="(3,4)" calcext:value-type="string">
            <text:p>(3,4)</text:p>
          </table:table-cell>
          <table:table-cell table:style-name="ce5" table:formula="of:=CONCATENATE(&quot;(&quot;;[.$A5];&quot;,&quot;;[.G$1];&quot;)&quot;)" office:value-type="string" office:string-value="(3,5)" calcext:value-type="string">
            <text:p>(3,5)</text:p>
          </table:table-cell>
          <table:table-cell table:style-name="ce5" table:formula="of:=CONCATENATE(&quot;(&quot;;[.$A5];&quot;,&quot;;[.H$1];&quot;)&quot;)" office:value-type="string" office:string-value="(3,6)" calcext:value-type="string">
            <text:p>(3,6)</text:p>
          </table:table-cell>
          <table:table-cell table:style-name="ce5" table:formula="of:=CONCATENATE(&quot;(&quot;;[.$A5];&quot;,&quot;;[.I$1];&quot;)&quot;)" office:value-type="string" office:string-value="(3,7)" calcext:value-type="string">
            <text:p>(3,7)</text:p>
          </table:table-cell>
          <table:table-cell table:style-name="ce5" table:formula="of:=CONCATENATE(&quot;(&quot;;[.$A5];&quot;,&quot;;[.J$1];&quot;)&quot;)" office:value-type="string" office:string-value="(3,8)" calcext:value-type="string">
            <text:p>(3,8)</text:p>
          </table:table-cell>
          <table:table-cell table:style-name="ce5" table:formula="of:=CONCATENATE(&quot;(&quot;;[.$A5];&quot;,&quot;;[.K$1];&quot;)&quot;)" office:value-type="string" office:string-value="(3,9)" calcext:value-type="string">
            <text:p>(3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5" table:formula="of:=CONCATENATE(&quot;(&quot;;[.$A6];&quot;,&quot;;[.B$1];&quot;)&quot;)" office:value-type="string" office:string-value="(4,0)" calcext:value-type="string">
            <text:p>(4,0)</text:p>
          </table:table-cell>
          <table:table-cell table:style-name="ce5" table:formula="of:=CONCATENATE(&quot;(&quot;;[.$A6];&quot;,&quot;;[.C$1];&quot;)&quot;)" office:value-type="string" office:string-value="(4,1)" calcext:value-type="string">
            <text:p>(4,1)</text:p>
          </table:table-cell>
          <table:table-cell table:style-name="ce5" table:formula="of:=CONCATENATE(&quot;(&quot;;[.$A6];&quot;,&quot;;[.D$1];&quot;)&quot;)" office:value-type="string" office:string-value="(4,2)" calcext:value-type="string">
            <text:p>(4,2)</text:p>
          </table:table-cell>
          <table:table-cell table:style-name="ce5" table:formula="of:=CONCATENATE(&quot;(&quot;;[.$A6];&quot;,&quot;;[.E$1];&quot;)&quot;)" office:value-type="string" office:string-value="(4,3)" calcext:value-type="string">
            <text:p>(4,3)</text:p>
          </table:table-cell>
          <table:table-cell table:style-name="ce5" table:formula="of:=CONCATENATE(&quot;(&quot;;[.$A6];&quot;,&quot;;[.F$1];&quot;)&quot;)" office:value-type="string" office:string-value="(4,4)" calcext:value-type="string">
            <text:p>(4,4)</text:p>
          </table:table-cell>
          <table:table-cell table:style-name="ce5" table:formula="of:=CONCATENATE(&quot;(&quot;;[.$A6];&quot;,&quot;;[.G$1];&quot;)&quot;)" office:value-type="string" office:string-value="(4,5)" calcext:value-type="string">
            <text:p>(4,5)</text:p>
          </table:table-cell>
          <table:table-cell table:style-name="ce5" table:formula="of:=CONCATENATE(&quot;(&quot;;[.$A6];&quot;,&quot;;[.H$1];&quot;)&quot;)" office:value-type="string" office:string-value="(4,6)" calcext:value-type="string">
            <text:p>(4,6)</text:p>
          </table:table-cell>
          <table:table-cell table:style-name="ce5" table:formula="of:=CONCATENATE(&quot;(&quot;;[.$A6];&quot;,&quot;;[.I$1];&quot;)&quot;)" office:value-type="string" office:string-value="(4,7)" calcext:value-type="string">
            <text:p>(4,7)</text:p>
          </table:table-cell>
          <table:table-cell table:style-name="ce5" table:formula="of:=CONCATENATE(&quot;(&quot;;[.$A6];&quot;,&quot;;[.J$1];&quot;)&quot;)" office:value-type="string" office:string-value="(4,8)" calcext:value-type="string">
            <text:p>(4,8)</text:p>
          </table:table-cell>
          <table:table-cell table:style-name="ce5" table:formula="of:=CONCATENATE(&quot;(&quot;;[.$A6];&quot;,&quot;;[.K$1];&quot;)&quot;)" office:value-type="string" office:string-value="(4,9)" calcext:value-type="string">
            <text:p>(4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5" table:formula="of:=CONCATENATE(&quot;(&quot;;[.$A7];&quot;,&quot;;[.B$1];&quot;)&quot;)" office:value-type="string" office:string-value="(5,0)" calcext:value-type="string">
            <text:p>(5,0)</text:p>
          </table:table-cell>
          <table:table-cell table:style-name="ce5" table:formula="of:=CONCATENATE(&quot;(&quot;;[.$A7];&quot;,&quot;;[.C$1];&quot;)&quot;)" office:value-type="string" office:string-value="(5,1)" calcext:value-type="string">
            <text:p>(5,1)</text:p>
          </table:table-cell>
          <table:table-cell table:style-name="ce5" table:formula="of:=CONCATENATE(&quot;(&quot;;[.$A7];&quot;,&quot;;[.D$1];&quot;)&quot;)" office:value-type="string" office:string-value="(5,2)" calcext:value-type="string">
            <text:p>(5,2)</text:p>
          </table:table-cell>
          <table:table-cell table:style-name="ce5" table:formula="of:=CONCATENATE(&quot;(&quot;;[.$A7];&quot;,&quot;;[.E$1];&quot;)&quot;)" office:value-type="string" office:string-value="(5,3)" calcext:value-type="string">
            <text:p>(5,3)</text:p>
          </table:table-cell>
          <table:table-cell table:style-name="ce5" table:formula="of:=CONCATENATE(&quot;(&quot;;[.$A7];&quot;,&quot;;[.F$1];&quot;)&quot;)" office:value-type="string" office:string-value="(5,4)" calcext:value-type="string">
            <text:p>(5,4)</text:p>
          </table:table-cell>
          <table:table-cell table:style-name="ce5" table:formula="of:=CONCATENATE(&quot;(&quot;;[.$A7];&quot;,&quot;;[.G$1];&quot;)&quot;)" office:value-type="string" office:string-value="(5,5)" calcext:value-type="string">
            <text:p>(5,5)</text:p>
          </table:table-cell>
          <table:table-cell table:style-name="ce5" table:formula="of:=CONCATENATE(&quot;(&quot;;[.$A7];&quot;,&quot;;[.H$1];&quot;)&quot;)" office:value-type="string" office:string-value="(5,6)" calcext:value-type="string">
            <text:p>(5,6)</text:p>
          </table:table-cell>
          <table:table-cell table:style-name="ce5" table:formula="of:=CONCATENATE(&quot;(&quot;;[.$A7];&quot;,&quot;;[.I$1];&quot;)&quot;)" office:value-type="string" office:string-value="(5,7)" calcext:value-type="string">
            <text:p>(5,7)</text:p>
          </table:table-cell>
          <table:table-cell table:style-name="ce5" table:formula="of:=CONCATENATE(&quot;(&quot;;[.$A7];&quot;,&quot;;[.J$1];&quot;)&quot;)" office:value-type="string" office:string-value="(5,8)" calcext:value-type="string">
            <text:p>(5,8)</text:p>
          </table:table-cell>
          <table:table-cell table:style-name="ce5" table:formula="of:=CONCATENATE(&quot;(&quot;;[.$A7];&quot;,&quot;;[.K$1];&quot;)&quot;)" office:value-type="string" office:string-value="(5,9)" calcext:value-type="string">
            <text:p>(5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5" table:formula="of:=CONCATENATE(&quot;(&quot;;[.$A8];&quot;,&quot;;[.B$1];&quot;)&quot;)" office:value-type="string" office:string-value="(6,0)" calcext:value-type="string">
            <text:p>(6,0)</text:p>
          </table:table-cell>
          <table:table-cell table:style-name="ce5" table:formula="of:=CONCATENATE(&quot;(&quot;;[.$A8];&quot;,&quot;;[.C$1];&quot;)&quot;)" office:value-type="string" office:string-value="(6,1)" calcext:value-type="string">
            <text:p>(6,1)</text:p>
          </table:table-cell>
          <table:table-cell table:style-name="ce5" table:formula="of:=CONCATENATE(&quot;(&quot;;[.$A8];&quot;,&quot;;[.D$1];&quot;)&quot;)" office:value-type="string" office:string-value="(6,2)" calcext:value-type="string">
            <text:p>(6,2)</text:p>
          </table:table-cell>
          <table:table-cell table:style-name="ce5" table:formula="of:=CONCATENATE(&quot;(&quot;;[.$A8];&quot;,&quot;;[.E$1];&quot;)&quot;)" office:value-type="string" office:string-value="(6,3)" calcext:value-type="string">
            <text:p>(6,3)</text:p>
          </table:table-cell>
          <table:table-cell table:style-name="ce5" table:formula="of:=CONCATENATE(&quot;(&quot;;[.$A8];&quot;,&quot;;[.F$1];&quot;)&quot;)" office:value-type="string" office:string-value="(6,4)" calcext:value-type="string">
            <text:p>(6,4)</text:p>
          </table:table-cell>
          <table:table-cell table:style-name="ce5" table:formula="of:=CONCATENATE(&quot;(&quot;;[.$A8];&quot;,&quot;;[.G$1];&quot;)&quot;)" office:value-type="string" office:string-value="(6,5)" calcext:value-type="string">
            <text:p>(6,5)</text:p>
          </table:table-cell>
          <table:table-cell table:style-name="ce5" table:formula="of:=CONCATENATE(&quot;(&quot;;[.$A8];&quot;,&quot;;[.H$1];&quot;)&quot;)" office:value-type="string" office:string-value="(6,6)" calcext:value-type="string">
            <text:p>(6,6)</text:p>
          </table:table-cell>
          <table:table-cell table:style-name="ce5" table:formula="of:=CONCATENATE(&quot;(&quot;;[.$A8];&quot;,&quot;;[.I$1];&quot;)&quot;)" office:value-type="string" office:string-value="(6,7)" calcext:value-type="string">
            <text:p>(6,7)</text:p>
          </table:table-cell>
          <table:table-cell table:style-name="ce5" table:formula="of:=CONCATENATE(&quot;(&quot;;[.$A8];&quot;,&quot;;[.J$1];&quot;)&quot;)" office:value-type="string" office:string-value="(6,8)" calcext:value-type="string">
            <text:p>(6,8)</text:p>
          </table:table-cell>
          <table:table-cell table:style-name="ce5" table:formula="of:=CONCATENATE(&quot;(&quot;;[.$A8];&quot;,&quot;;[.K$1];&quot;)&quot;)" office:value-type="string" office:string-value="(6,9)" calcext:value-type="string">
            <text:p>(6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5" table:formula="of:=CONCATENATE(&quot;(&quot;;[.$A9];&quot;,&quot;;[.B$1];&quot;)&quot;)" office:value-type="string" office:string-value="(7,0)" calcext:value-type="string">
            <text:p>(7,0)</text:p>
          </table:table-cell>
          <table:table-cell table:style-name="ce5" table:formula="of:=CONCATENATE(&quot;(&quot;;[.$A9];&quot;,&quot;;[.C$1];&quot;)&quot;)" office:value-type="string" office:string-value="(7,1)" calcext:value-type="string">
            <text:p>(7,1)</text:p>
          </table:table-cell>
          <table:table-cell table:style-name="ce5" table:formula="of:=CONCATENATE(&quot;(&quot;;[.$A9];&quot;,&quot;;[.D$1];&quot;)&quot;)" office:value-type="string" office:string-value="(7,2)" calcext:value-type="string">
            <text:p>(7,2)</text:p>
          </table:table-cell>
          <table:table-cell table:style-name="ce5" table:formula="of:=CONCATENATE(&quot;(&quot;;[.$A9];&quot;,&quot;;[.E$1];&quot;)&quot;)" office:value-type="string" office:string-value="(7,3)" calcext:value-type="string">
            <text:p>(7,3)</text:p>
          </table:table-cell>
          <table:table-cell table:style-name="ce5" table:formula="of:=CONCATENATE(&quot;(&quot;;[.$A9];&quot;,&quot;;[.F$1];&quot;)&quot;)" office:value-type="string" office:string-value="(7,4)" calcext:value-type="string">
            <text:p>(7,4)</text:p>
          </table:table-cell>
          <table:table-cell table:style-name="ce5" table:formula="of:=CONCATENATE(&quot;(&quot;;[.$A9];&quot;,&quot;;[.G$1];&quot;)&quot;)" office:value-type="string" office:string-value="(7,5)" calcext:value-type="string">
            <text:p>(7,5)</text:p>
          </table:table-cell>
          <table:table-cell table:style-name="ce5" table:formula="of:=CONCATENATE(&quot;(&quot;;[.$A9];&quot;,&quot;;[.H$1];&quot;)&quot;)" office:value-type="string" office:string-value="(7,6)" calcext:value-type="string">
            <text:p>(7,6)</text:p>
          </table:table-cell>
          <table:table-cell table:style-name="ce5" table:formula="of:=CONCATENATE(&quot;(&quot;;[.$A9];&quot;,&quot;;[.I$1];&quot;)&quot;)" office:value-type="string" office:string-value="(7,7)" calcext:value-type="string">
            <text:p>(7,7)</text:p>
          </table:table-cell>
          <table:table-cell table:style-name="ce5" table:formula="of:=CONCATENATE(&quot;(&quot;;[.$A9];&quot;,&quot;;[.J$1];&quot;)&quot;)" office:value-type="string" office:string-value="(7,8)" calcext:value-type="string">
            <text:p>(7,8)</text:p>
          </table:table-cell>
          <table:table-cell table:style-name="ce5" table:formula="of:=CONCATENATE(&quot;(&quot;;[.$A9];&quot;,&quot;;[.K$1];&quot;)&quot;)" office:value-type="string" office:string-value="(7,9)" calcext:value-type="string">
            <text:p>(7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5" table:formula="of:=CONCATENATE(&quot;(&quot;;[.$A10];&quot;,&quot;;[.B$1];&quot;)&quot;)" office:value-type="string" office:string-value="(8,0)" calcext:value-type="string">
            <text:p>(8,0)</text:p>
          </table:table-cell>
          <table:table-cell table:style-name="ce5" table:formula="of:=CONCATENATE(&quot;(&quot;;[.$A10];&quot;,&quot;;[.C$1];&quot;)&quot;)" office:value-type="string" office:string-value="(8,1)" calcext:value-type="string">
            <text:p>(8,1)</text:p>
          </table:table-cell>
          <table:table-cell table:style-name="ce5" table:formula="of:=CONCATENATE(&quot;(&quot;;[.$A10];&quot;,&quot;;[.D$1];&quot;)&quot;)" office:value-type="string" office:string-value="(8,2)" calcext:value-type="string">
            <text:p>(8,2)</text:p>
          </table:table-cell>
          <table:table-cell table:style-name="ce5" table:formula="of:=CONCATENATE(&quot;(&quot;;[.$A10];&quot;,&quot;;[.E$1];&quot;)&quot;)" office:value-type="string" office:string-value="(8,3)" calcext:value-type="string">
            <text:p>(8,3)</text:p>
          </table:table-cell>
          <table:table-cell table:style-name="ce5" table:formula="of:=CONCATENATE(&quot;(&quot;;[.$A10];&quot;,&quot;;[.F$1];&quot;)&quot;)" office:value-type="string" office:string-value="(8,4)" calcext:value-type="string">
            <text:p>(8,4)</text:p>
          </table:table-cell>
          <table:table-cell table:style-name="ce5" table:formula="of:=CONCATENATE(&quot;(&quot;;[.$A10];&quot;,&quot;;[.G$1];&quot;)&quot;)" office:value-type="string" office:string-value="(8,5)" calcext:value-type="string">
            <text:p>(8,5)</text:p>
          </table:table-cell>
          <table:table-cell table:style-name="ce5" table:formula="of:=CONCATENATE(&quot;(&quot;;[.$A10];&quot;,&quot;;[.H$1];&quot;)&quot;)" office:value-type="string" office:string-value="(8,6)" calcext:value-type="string">
            <text:p>(8,6)</text:p>
          </table:table-cell>
          <table:table-cell table:style-name="ce5" table:formula="of:=CONCATENATE(&quot;(&quot;;[.$A10];&quot;,&quot;;[.I$1];&quot;)&quot;)" office:value-type="string" office:string-value="(8,7)" calcext:value-type="string">
            <text:p>(8,7)</text:p>
          </table:table-cell>
          <table:table-cell table:style-name="ce5" table:formula="of:=CONCATENATE(&quot;(&quot;;[.$A10];&quot;,&quot;;[.J$1];&quot;)&quot;)" office:value-type="string" office:string-value="(8,8)" calcext:value-type="string">
            <text:p>(8,8)</text:p>
          </table:table-cell>
          <table:table-cell table:style-name="ce5" table:formula="of:=CONCATENATE(&quot;(&quot;;[.$A10];&quot;,&quot;;[.K$1];&quot;)&quot;)" office:value-type="string" office:string-value="(8,9)" calcext:value-type="string">
            <text:p>(8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5" table:formula="of:=CONCATENATE(&quot;(&quot;;[.$A11];&quot;,&quot;;[.B$1];&quot;)&quot;)" office:value-type="string" office:string-value="(9,0)" calcext:value-type="string">
            <text:p>(9,0)</text:p>
          </table:table-cell>
          <table:table-cell table:style-name="ce5" table:formula="of:=CONCATENATE(&quot;(&quot;;[.$A11];&quot;,&quot;;[.C$1];&quot;)&quot;)" office:value-type="string" office:string-value="(9,1)" calcext:value-type="string">
            <text:p>(9,1)</text:p>
          </table:table-cell>
          <table:table-cell table:style-name="ce5" table:formula="of:=CONCATENATE(&quot;(&quot;;[.$A11];&quot;,&quot;;[.D$1];&quot;)&quot;)" office:value-type="string" office:string-value="(9,2)" calcext:value-type="string">
            <text:p>(9,2)</text:p>
          </table:table-cell>
          <table:table-cell table:style-name="ce5" table:formula="of:=CONCATENATE(&quot;(&quot;;[.$A11];&quot;,&quot;;[.E$1];&quot;)&quot;)" office:value-type="string" office:string-value="(9,3)" calcext:value-type="string">
            <text:p>(9,3)</text:p>
          </table:table-cell>
          <table:table-cell table:style-name="ce5" table:formula="of:=CONCATENATE(&quot;(&quot;;[.$A11];&quot;,&quot;;[.F$1];&quot;)&quot;)" office:value-type="string" office:string-value="(9,4)" calcext:value-type="string">
            <text:p>(9,4)</text:p>
          </table:table-cell>
          <table:table-cell table:style-name="ce5" table:formula="of:=CONCATENATE(&quot;(&quot;;[.$A11];&quot;,&quot;;[.G$1];&quot;)&quot;)" office:value-type="string" office:string-value="(9,5)" calcext:value-type="string">
            <text:p>(9,5)</text:p>
          </table:table-cell>
          <table:table-cell table:style-name="ce5" table:formula="of:=CONCATENATE(&quot;(&quot;;[.$A11];&quot;,&quot;;[.H$1];&quot;)&quot;)" office:value-type="string" office:string-value="(9,6)" calcext:value-type="string">
            <text:p>(9,6)</text:p>
          </table:table-cell>
          <table:table-cell table:style-name="ce5" table:formula="of:=CONCATENATE(&quot;(&quot;;[.$A11];&quot;,&quot;;[.I$1];&quot;)&quot;)" office:value-type="string" office:string-value="(9,7)" calcext:value-type="string">
            <text:p>(9,7)</text:p>
          </table:table-cell>
          <table:table-cell table:style-name="ce5" table:formula="of:=CONCATENATE(&quot;(&quot;;[.$A11];&quot;,&quot;;[.J$1];&quot;)&quot;)" office:value-type="string" office:string-value="(9,8)" calcext:value-type="string">
            <text:p>(9,8)</text:p>
          </table:table-cell>
          <table:table-cell table:style-name="ce5" table:formula="of:=CONCATENATE(&quot;(&quot;;[.$A11];&quot;,&quot;;[.K$1];&quot;)&quot;)" office:value-type="string" office:string-value="(9,9)" calcext:value-type="string">
            <text:p>(9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4]+1" office:value-type="float" office:value="23" calcext:value-type="float">
            <text:p>23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65510">
          <table:table-cell table:style-name="ce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16:25:24.921825000</dc:date>
    <meta:creation-date>2017-03-17T15:21:18Z</meta:creation-date>
    <meta:generator>LibreOffice/5.2.2.2$Linux_X86_64 LibreOffice_project/20m0$Build-2</meta:generator>
    <meta:editing-duration>PT49S</meta:editing-duration>
    <meta:editing-cycles>1</meta:editing-cycles>
    <meta:document-statistic meta:table-count="3" meta:cell-count="139" meta:object-count="0"/>
  </office:meta>
</office:document-meta>
</file>